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C0000115B0000161DE513D36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161in" svg:y="0.0311in" svg:width="1.7492in" svg:height="2.2283in" draw:z-index="0"><draw:image xlink:href="Pictures/200000BC0000115B0000161DE513D36E.svm" xlink:type="simple" xlink:show="embed" xlink:actuate="onLoad"/></draw:frame>NLCD2001 - Download from 'seamless.usgs.gov' and Reproject</text:p>
      <text:p text:style-name="Standard"><text:tab/>SDMProjectBuilder Usage</text:p>
      <text:p text:style-name="Standard"/>
      <text:p text:style-name="Standard">Inherits:</text:p>
      <text:p text:style-name="Standard"><text:tab/>D4EManager.clsBaseDataExtension</text:p>
      <text:p text:style-name="Standard"/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<text:tab/></text:p>
      <text:p text:style-name="Standard">Output:</text:p>
      <text:p text:style-name="Standard"><text:tab/>Files:</text:p>
      <text:p text:style-name="Standard"><text:tab/><text:tab/>NLCD_landcover_2001.tif</text:p>
      <text:p text:style-name="Standard"><text:tab/><text:tab/>NLCD_landcover_2001.tif.xml (metadata)</text:p>
      <text:p text:style-name="Standard"><text:tab/><text:tab/>NLCD_landcover_2001.prj</text:p>
      <text:p text:style-name="Standard"/>
      <text:p text:style-name="Standard">Libraries:</text:p>
      <text:p text:style-name="Standard"><text:tab/>D4EMDataManager</text:p>
      <text:p text:style-name="Standard"><text:tab/><text:tab/>Region(3)</text:p>
      <text:p text:style-name="Standard"><text:tab/><text:tab/>SpatialOperations</text:p>
      <text:p text:style-name="P1"><text:tab/><text:tab/><text:tab/>AddProcessStepToLayer(1)</text:p>
      <text:p text:style-name="Standard"><text:tab/><text:tab/><text:tab/>AlbersProjections(1)</text:p>
      <text:p text:style-name="Standard"><text:tab/><text:tab/><text:tab/>CopyProcStepsFromCachedFile(1)</text:p>
      <text:p text:style-name="P1"><text:tab/><text:tab/><text:tab/>GeographicProjection(1)</text:p>
      <text:p text:style-name="P1"><text:tab/><text:tab/><text:tab/>MergeLayers(1)</text:p>
      <text:p text:style-name="P1"><text:tab/><text:tab/><text:tab/>ProjectAndClipGridLAyers(1)</text:p>
      <text:p text:style-name="P1"><text:tab/><text:tab/><text:tab/>SameProjection(1)</text:p>
      <text:p text:style-name="P1"><text:tab/><text:tab/>Zipper</text:p>
      <text:p text:style-name="P1"><text:tab/><text:tab/><text:tab/>UnzipFile(1)</text:p>
      <text:p text:style-name="Standard"><text:tab/>MapWinUtility</text:p>
      <text:p text:style-name="Standard"><text:tab/><text:tab/>Logger(25)</text:p>
      <text:p text:style-name="Standard"><text:tab/><text:tab/> TryDelete(1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tab/><text:tab/>StrFirstInt(1)</text:p>
      <text:p text:style-name="Standard"><text:tab/><text:tab/>TryMove(4)</text:p>
      <text:p text:style-name="Standard"><text:tab/></text:p>
      <text:p text:style-name="Standard">Geoprocessing:</text:p>
      <text:p text:style-name="Standard"><text:tab/>MW4: none, see use of D4EManager.SpatialOperations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nsolas" svg:font-family="consola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7T14:01:00.79</dc:date>
    <meta:editing-duration>PT02H11M16S</meta:editing-duration>
    <meta:editing-cycles>10</meta:editing-cycles>
    <meta:generator>OpenOffice.org/3.2$Win32 OpenOffice.org_project/320m18$Build-9502</meta:generator>
    <meta:document-statistic meta:table-count="0" meta:image-count="1" meta:object-count="0" meta:page-count="1" meta:paragraph-count="45" meta:word-count="67" meta:character-count="885"/>
  </office:meta>
</office:document-meta>
</file>